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 officeooo:rsid="001f2781" officeooo:paragraph-rsid="001f2781"/>
    </style:style>
    <style:style style:name="P2" style:family="paragraph" style:parent-style-name="Table_20_Contents">
      <style:paragraph-properties fo:text-align="end" style:justify-single-word="false"/>
      <style:text-properties style:font-name="Arial" fo:language="en" fo:country="GB" officeooo:rsid="001f2781" officeooo:paragraph-rsid="001f2781"/>
    </style:style>
    <style:style style:name="P3" style:family="paragraph" style:parent-style-name="Footer">
      <style:paragraph-properties fo:text-align="end" style:justify-single-word="false"/>
      <style:text-properties officeooo:rsid="001f2781" officeooo:paragraph-rsid="001f2781"/>
    </style:style>
    <style:style style:name="P4" style:family="paragraph" style:parent-style-name="Footer">
      <style:paragraph-properties fo:text-align="end" style:justify-single-word="false"/>
      <style:text-properties style:font-name="Arial" officeooo:rsid="001f2781" officeooo:paragraph-rsid="001f2781"/>
    </style:style>
    <style:style style:name="P5" style:family="paragraph" style:parent-style-name="Header">
      <style:text-properties officeooo:rsid="001f2781" officeooo:paragraph-rsid="001f2781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1f2781" officeooo:paragraph-rsid="001f2781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f2781" officeooo:paragraph-rsid="001f2781"/>
    </style:style>
    <style:style style:name="P8" style:family="paragraph" style:parent-style-name="Text_20_body">
      <style:paragraph-properties fo:text-align="center" style:justify-single-word="false"/>
      <style:text-properties style:font-name="Arial" fo:language="en" fo:country="GB" officeooo:rsid="001f2781" officeooo:paragraph-rsid="001f2781"/>
    </style:style>
    <style:style style:name="P9" style:family="paragraph" style:parent-style-name="Text_20_body">
      <style:text-properties officeooo:rsid="001ff22f" officeooo:paragraph-rsid="001ff22f"/>
    </style:style>
    <style:style style:name="P10" style:family="paragraph" style:parent-style-name="Text_20_body">
      <style:paragraph-properties fo:text-align="start" style:justify-single-word="false"/>
      <style:text-properties officeooo:rsid="001ff22f" officeooo:paragraph-rsid="001ff22f"/>
    </style:style>
    <style:style style:name="P11" style:family="paragraph" style:parent-style-name="Text_20_body">
      <style:text-properties officeooo:rsid="0020130b" officeooo:paragraph-rsid="0020130b"/>
    </style:style>
    <style:style style:name="P12" style:family="paragraph" style:parent-style-name="Text_20_body">
      <style:text-properties officeooo:rsid="0020130b" officeooo:paragraph-rsid="0025d4e2"/>
    </style:style>
    <style:style style:name="P13" style:family="paragraph" style:parent-style-name="Text_20_body">
      <style:text-properties officeooo:rsid="00205e19" officeooo:paragraph-rsid="00205e19"/>
    </style:style>
    <style:style style:name="P14" style:family="paragraph" style:parent-style-name="Text_20_body">
      <style:text-properties officeooo:rsid="0021d1c9" officeooo:paragraph-rsid="0021d1c9"/>
    </style:style>
    <style:style style:name="P15" style:family="paragraph" style:parent-style-name="Text_20_body">
      <style:text-properties officeooo:rsid="00227cdf" officeooo:paragraph-rsid="00227cdf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0130b" officeooo:paragraph-rsid="00214e6e"/>
    </style:style>
    <style:style style:name="P17" style:family="paragraph" style:parent-style-name="Title">
      <style:text-properties style:font-name="Arial" officeooo:rsid="001f2781" officeooo:paragraph-rsid="001f2781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ff22f" officeooo:paragraph-rsid="001ff22f"/>
    </style:style>
    <style:style style:name="P21" style:family="paragraph" style:parent-style-name="Heading_20_2" style:list-style-name="">
      <style:text-properties officeooo:rsid="001ff22f" officeooo:paragraph-rsid="001ff22f"/>
    </style:style>
    <style:style style:name="P22" style:family="paragraph" style:parent-style-name="Heading_20_2">
      <style:text-properties officeooo:rsid="0021d1c9" officeooo:paragraph-rsid="0021d1c9"/>
    </style:style>
    <style:style style:name="P23" style:family="paragraph" style:parent-style-name="Heading_20_2">
      <style:text-properties officeooo:paragraph-rsid="0021d1c9"/>
    </style:style>
    <style:style style:name="P24" style:family="paragraph" style:parent-style-name="Heading_20_2">
      <style:paragraph-properties fo:break-before="page"/>
      <style:text-properties officeooo:rsid="001ff22f" officeooo:paragraph-rsid="001ff22f"/>
    </style:style>
    <style:style style:name="P25" style:family="paragraph" style:parent-style-name="Heading_20_1">
      <style:text-properties officeooo:rsid="001ff22f"/>
    </style:style>
    <style:style style:name="P26" style:family="paragraph" style:parent-style-name="Heading_20_1">
      <style:text-properties officeooo:rsid="001ff22f" officeooo:paragraph-rsid="001ff22f"/>
    </style:style>
    <style:style style:name="P27" style:family="paragraph" style:parent-style-name="Heading_20_1">
      <style:text-properties officeooo:rsid="0021d1c9" officeooo:paragraph-rsid="0021d1c9"/>
    </style:style>
    <style:style style:name="P28" style:family="paragraph" style:parent-style-name="Heading_20_1">
      <style:paragraph-properties fo:text-align="start" style:justify-single-word="false" fo:break-before="page"/>
      <style:text-properties officeooo:rsid="001ff22f" officeooo:paragraph-rsid="001ff22f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ff22f" officeooo:paragraph-rsid="001ff22f"/>
    </style:style>
    <style:style style:name="P31" style:family="paragraph" style:parent-style-name="Text_20_body" style:list-style-name="L2">
      <style:text-properties officeooo:rsid="001ff22f" officeooo:paragraph-rsid="001ff22f"/>
    </style:style>
    <style:style style:name="P32" style:family="paragraph" style:parent-style-name="Text_20_body" style:list-style-name="L2">
      <style:text-properties officeooo:rsid="0020130b" officeooo:paragraph-rsid="0020130b"/>
    </style:style>
    <style:style style:name="P33" style:family="paragraph" style:parent-style-name="Text_20_body" style:list-style-name="L3">
      <style:text-properties officeooo:rsid="0020130b" officeooo:paragraph-rsid="0020130b"/>
    </style:style>
    <style:style style:name="P34" style:family="paragraph" style:parent-style-name="Text_20_body" style:list-style-name="L4">
      <style:text-properties officeooo:rsid="00205e19" officeooo:paragraph-rsid="00205e19"/>
    </style:style>
    <style:style style:name="T1" style:family="text">
      <style:text-properties fo:language="en" fo:country="GB"/>
    </style:style>
    <style:style style:name="T2" style:family="text">
      <style:text-properties officeooo:rsid="00205e19"/>
    </style:style>
    <style:style style:name="T3" style:family="text">
      <style:text-properties officeooo:rsid="0021d1c9"/>
    </style:style>
    <style:style style:name="T4" style:family="text">
      <style:text-properties officeooo:rsid="0025d4e2"/>
    </style:style>
    <style:style style:name="T5" style:family="text">
      <style:text-properties officeooo:rsid="0029373f"/>
    </style:style>
    <style:style style:name="T6" style:family="text">
      <style:text-properties officeooo:rsid="002a204f"/>
    </style:style>
    <style:style style:name="T7" style:family="text">
      <style:text-properties fo:language="de" fo:country="DE" officeooo:rsid="00205e1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ildverwaltung<text:line-break/><text:span text:style-name="T1">Better</text:span> <text:span text:style-name="T1">Selections</text:span></text:p>
      <text:p text:style-name="P6"/>
      <text:p text:style-name="P8">Enhancement Specification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9">Inhaltsverzeichnis</text:p>
          </text:index-title>
          <text:p text:style-name="P19"><text:a xlink:type="simple" xlink:href="#__RefHeading___Toc138_1310478478" text:style-name="Index_20_Link" text:visited-style-name="Index_20_Link">Beschreibung<text:tab/>3</text:a></text:p>
          <text:p text:style-name="P19"><text:a xlink:type="simple" xlink:href="#__RefHeading___Toc140_1310478478" text:style-name="Index_20_Link" text:visited-style-name="Index_20_Link">Betroffene Komponenten und Funktionen<text:tab/>3</text:a></text:p>
          <text:p text:style-name="P19"><text:a xlink:type="simple" xlink:href="#__RefHeading___Toc142_1310478478" text:style-name="Index_20_Link" text:visited-style-name="Index_20_Link">Umzusetzende Funktionalitäten<text:tab/>3</text:a></text:p>
          <text:p text:style-name="P18"><text:a xlink:type="simple" xlink:href="#__RefHeading___Toc144_1310478478" text:style-name="Index_20_Link" text:visited-style-name="Index_20_Link">Hervorheben von selektierten Bildern<text:tab/>3</text:a></text:p>
          <text:p text:style-name="P18"><text:a xlink:type="simple" xlink:href="#__RefHeading___Toc146_1310478478" text:style-name="Index_20_Link" text:visited-style-name="Index_20_Link">Multiselekt<text:tab/>4</text:a></text:p>
          <text:p text:style-name="P18"><text:a xlink:type="simple" xlink:href="#__RefHeading___Toc148_1310478478" text:style-name="Index_20_Link" text:visited-style-name="Index_20_Link">Bereichsselektion<text:tab/>4</text:a></text:p>
          <text:p text:style-name="P19"><text:a xlink:type="simple" xlink:href="#__RefHeading___Toc217_1310478478" text:style-name="Index_20_Link" text:visited-style-name="Index_20_Link">Änderungen an beeinflussten Komponenten und Funktionen<text:tab/>4</text:a></text:p>
          <text:p text:style-name="P18"><text:a xlink:type="simple" xlink:href="#__RefHeading___Toc219_1310478478" text:style-name="Index_20_Link" text:visited-style-name="Index_20_Link">Löschen von Bildern<text:tab/>4</text:a></text:p>
          <text:p text:style-name="P18"><text:a xlink:type="simple" xlink:href="#__RefHeading___Toc221_1310478478" text:style-name="Index_20_Link" text:visited-style-name="Index_20_Link">Hinzufügen von Bildern zu einem Album<text:tab/>5</text:a></text:p>
          <text:p text:style-name="P18"><text:a xlink:type="simple" xlink:href="#__RefHeading___Toc223_1310478478" text:style-name="Index_20_Link" text:visited-style-name="Index_20_Link">Löschen von Bildern aus einem Album<text:tab/>5</text:a></text:p>
          <text:p text:style-name="P18"><text:a xlink:type="simple" xlink:href="#__RefHeading___Toc225_1310478478" text:style-name="Index_20_Link" text:visited-style-name="Index_20_Link">Anzeigen von Bildern (Vollbildansicht)<text:tab/>5</text:a></text:p>
          <text:p text:style-name="P18"><text:a xlink:type="simple" xlink:href="#__RefHeading___Toc227_1310478478" text:style-name="Index_20_Link" text:visited-style-name="Index_20_Link">Anzeigen von Bild-Attributen<text:tab/>5</text:a></text:p>
          <text:p text:style-name="P18"><text:a xlink:type="simple" xlink:href="#__RefHeading___Toc229_1310478478" text:style-name="Index_20_Link" text:visited-style-name="Index_20_Link">Bearbeiten von Bild-Attributen<text:tab/>5</text:a></text:p>
        </text:index-body>
      </text:table-of-content>
      <text:p text:style-name="P7"/>
      <text:h text:style-name="P28" text:outline-level="1"><text:bookmark-start text:name="__RefHeading___Toc138_1310478478"/>Beschreibung<text:bookmark-end text:name="__RefHeading___Toc138_1310478478"/></text:h>
      <text:p text:style-name="P10">Mit de<text:span text:style-name="T5">m</text:span> <text:span text:style-name="T1">Enhancement</text:span> „<text:span text:style-name="T1">Better</text:span> <text:span text:style-name="T1">Selection</text:span>“ soll im <text:span text:style-name="T5">A</text:span>llgemeinen die Funktion Bilder zu selektieren verbessert werden. Hierbei werden insbesondere die folgenden Punkte berücksichtigt:</text:p>
      <text:list xml:id="list2033845762" text:style-name="L1">
        <text:list-item>
          <text:p text:style-name="P30">Multiselektion</text:p>
        </text:list-item>
        <text:list-item>
          <text:p text:style-name="P30">Hervorheben von <text:span text:style-name="T5">s</text:span>elektierten Bildern</text:p>
        </text:list-item>
        <text:list-item>
          <text:p text:style-name="P30">Selektion von Bereichen</text:p>
        </text:list-item>
      </text:list>
      <text:h text:style-name="P26" text:outline-level="1"><text:bookmark-start text:name="__RefHeading___Toc140_1310478478"/>Betroffene Komponenten und Funktionen<text:bookmark-end text:name="__RefHeading___Toc140_1310478478"/></text:h>
      <text:p text:style-name="P9">Die folgenden Komponenten und Funktionen sind von dieser Änderung betroffen:</text:p>
      <text:list xml:id="list3725178693" text:style-name="L2">
        <text:list-item>
          <text:p text:style-name="P31">Löschen von Bildern</text:p>
        </text:list-item>
        <text:list-item>
          <text:p text:style-name="P31">Hinzufügen von Bildern zu Alben</text:p>
        </text:list-item>
        <text:list-item>
          <text:p text:style-name="P31">Entfernen von Bildern <text:span text:style-name="T4">aus</text:span> Alben</text:p>
        </text:list-item>
        <text:list-item>
          <text:p text:style-name="P31">Anzeigen von Bildern (Vollbildansicht)</text:p>
        </text:list-item>
        <text:list-item>
          <text:p text:style-name="P32">Anzeigen von Bild-Attributen</text:p>
        </text:list-item>
        <text:list-item>
          <text:p text:style-name="P32">Bearbeiten von Bild-Attributen</text:p>
        </text:list-item>
      </text:list>
      <text:h text:style-name="P25" text:outline-level="1"><text:bookmark-start text:name="__RefHeading___Toc142_1310478478"/>Umzusetzende Funktionalitäten<text:bookmark-end text:name="__RefHeading___Toc142_1310478478"/></text:h>
      <text:h text:style-name="P20" text:outline-level="2"><text:bookmark-start text:name="__RefHeading___Toc144_1310478478"/>Hervorheben von <text:span text:style-name="T5">s</text:span>elektierten Bildern<text:bookmark-end text:name="__RefHeading___Toc144_1310478478"/></text:h>
      <text:p text:style-name="P9">Es soll eine grafische Markierung bei allen selektierten Bildern geben.<text:line-break/>Als Markierung wird hierbei ein farbiger Rahmen um das/die Bild<text:span text:style-name="T5">(</text:span>er<text:span text:style-name="T5">)</text:span> gezeichnet.</text:p>
      <text:p text:style-name="P11">Wenn sich die <text:span text:style-name="T5">S</text:span>elektion ändert, müssen sich auch die Rahmen der Bilder ändern, sodass es zu jedem Zeitpunkt eine Äquivalenz zwischen der aktuellen Selektion und den markierten Bildern gibt.</text:p>
      <text:h text:style-name="P21" text:outline-level="2"/>
      <text:h text:style-name="P24" text:outline-level="2"><text:bookmark-start text:name="__RefHeading___Toc146_1310478478"/>Multiselekt<text:bookmark-end text:name="__RefHeading___Toc146_1310478478"/></text:h>
      <text:p text:style-name="P12">Es soll möglich sein, mehr als ein Bild gleichzeitig zu selektieren.<text:line-break/>Es soll möglich sein, weitere Bilder durch das Drücken und Halten von „STRG“, zu selektieren. Wird STRG gedrückt und gehalten, wird <text:span text:style-name="T4">beim Klicken auf ein Bild dieses ...</text:span></text:p>
      <text:list xml:id="list4152826378" text:style-name="L3">
        <text:list-item>
          <text:p text:style-name="P33">der Selektion hinzugefügt, sofern es nicht bereits selektiert ist, <text:span text:style-name="T5">bzw.</text:span></text:p>
        </text:list-item>
        <text:list-item>
          <text:p text:style-name="P33"><text:span text:style-name="T5">a</text:span>us der Selektion entfernt, sofern es bereits selektiert wurde.</text:p>
        </text:list-item>
      </text:list>
      <text:p text:style-name="P13">Die "selected" -<text:span text:style-name="T6">E</text:span>igenschaft soll die folgenden Informationen über die gegenwärtig selektierten Bilder besitzen:</text:p>
      <text:list xml:id="list3402474786" text:style-name="L4">
        <text:list-item>
          <text:p text:style-name="P34">Das zuletzt selektierte Bild (gegenwärtige select -<text:span text:style-name="T6">E</text:span>igenschaft)</text:p>
        </text:list-item>
        <text:list-item>
          <text:p text:style-name="P34">Eine Liste von Bildern, die selektiert wurden</text:p>
        </text:list-item>
      </text:list>
      <text:h text:style-name="P20" text:outline-level="2"><text:bookmark-start text:name="__RefHeading___Toc148_1310478478"/>Bereichsselektion<text:bookmark-end text:name="__RefHeading___Toc148_1310478478"/></text:h>
      <text:p text:style-name="P16">Es soll möglich sein, mehr als ein Bild mit einem Klick zu selektieren.<text:line-break/>Es soll möglich sein, eine Reihe von Bildern zu selektieren durch Drücken und Halten von „<text:span text:style-name="T1">Shift</text:span>“. <text:span text:style-name="T2">Hierbei werden alle Bilder für die Selektion betrachtet, die zwischen dem zuletzt selektierten Element (exklusive) und dem neu selektierten Element (inklusive) liegen.<text:line-break/>Kann das zuletzt selektierte Element nicht festgestellt werden, weil die aktuelle Selektion leer ist, wird ein normaler select-Vorgang durchgeführt.</text:span></text:p>
      <text:p text:style-name="P16"><text:span text:style-name="T2">Enthält die gewählte </text:span><text:span text:style-name="T7">Folge</text:span><text:span text:style-name="T2"> ausschließlich Bilder, welche aktuell nicht selektiert sind, werden alle Bilder der </text:span><text:span text:style-name="T7">Folge</text:span><text:span text:style-name="T2"> der Selektion hinzugefügt.<text:line-break/>Enthält die gewählte </text:span><text:span text:style-name="T7">Folge</text:span><text:span text:style-name="T2"> ausschließlich Bilder, die bereits selektiert sind, werden alle Bilder der Folge aus der Selektion entfernt.<text:line-break/>Enthält die gewählte </text:span><text:span text:style-name="T7">Folge</text:span><text:span text:style-name="T2"> sowohl Bilder, die selektiert sind, als auch Bilder die nicht selektiert sind, werden die Bilder der </text:span><text:span text:style-name="T7">Folge</text:span><text:span text:style-name="T2">, welche bereits selektiert sind, von der Selektion ausgenommen. Bilder die nicht Teil der Selektion waren werden nicht hinzugefügt.</text:span></text:p>
      <text:h text:style-name="P27" text:outline-level="1"><text:bookmark-start text:name="__RefHeading___Toc217_1310478478"/>Änderungen an beeinflussten Komponenten und Funktionen<text:bookmark-end text:name="__RefHeading___Toc217_1310478478"/></text:h>
      <text:p text:style-name="P14">Die <text:span text:style-name="T6">f</text:span>olgenden Komponenten und Funktionen müssen wie folgt geändert werden:</text:p>
      <text:h text:style-name="P22" text:outline-level="2"><text:bookmark-start text:name="__RefHeading___Toc219_1310478478"/>Löschen von Bildern<text:bookmark-end text:name="__RefHeading___Toc219_1310478478"/></text:h>
      <text:p text:style-name="P14">Das Löschen von Bildern muss Multiselektionen unterstützen.<text:line-break/>Das heißt, es muss sichergestellt werden, dass alle selektierten Bilder gelöscht werden.</text:p>
      <text:h text:style-name="P22" text:outline-level="2"><text:bookmark-start text:name="__RefHeading___Toc221_1310478478"/><text:soft-page-break/>Hinzufügen von Bildern zu einem Album<text:bookmark-end text:name="__RefHeading___Toc221_1310478478"/></text:h>
      <text:p text:style-name="P14">Das Hinzufügen von Bildern zu einem Album muss Multiselektionen unterstützen.<text:line-break/>Das heißt, es muss sichergestellt werden, dass alle selektierten Bilder dem betreffenden Album hinzugefügt wurden. Wie auch in der ursprünglichen Funktion dürfen keine Duplikate hinzugefügt werden.</text:p>
      <text:h text:style-name="P22" text:outline-level="2"><text:bookmark-start text:name="__RefHeading___Toc223_1310478478"/>Löschen von Bildern aus einem Album<text:bookmark-end text:name="__RefHeading___Toc223_1310478478"/></text:h>
      <text:p text:style-name="P14">Das <text:span text:style-name="T4">Entfernen</text:span> von Bildern <text:span text:style-name="T4">aus</text:span> einem Album muss Multiselektionen unterstützen.<text:line-break/>Das heißt, es muss sichergestellt werden, dass alle selektierten Bilder aus dem betreffenden Album entfernt wurden. <text:span text:style-name="T4">Ist zum Zeitpunkt des Vorgangs kein Album ausgewählt, wird der Album-Selection-Dialog angezeigt, mit dessen Hilfe ein Album auszuwählen ist, aus dem die Bilder entfernt werden sollen. Der Album-Selection-Dialog soll dabei nur Alben anzeigen, die alle gewählten Bilder enthalten. Existiert kein solches Album, soll eine Fehlermeldung gezeigt werden.</text:span></text:p>
      <text:h text:style-name="P22" text:outline-level="2"><text:bookmark-start text:name="__RefHeading___Toc225_1310478478"/>Anzeigen von Bildern (Vollbild<text:span text:style-name="T6">a</text:span>nsicht)<text:bookmark-end text:name="__RefHeading___Toc225_1310478478"/></text:h>
      <text:p text:style-name="P14">Wird die Vollbild<text:span text:style-name="T6">a</text:span>nsicht aufgerufen während mehr als ein Bild selektiert wurde, soll die Vollbildansicht lediglich die Bilder zeigen, welche selektiert wurden. Dabei soll das erste angezeigte Bild das zuletzt ausgewählte Bild sein.</text:p>
      <text:h text:style-name="P22" text:outline-level="2"><text:bookmark-start text:name="__RefHeading___Toc227_1310478478"/>Anzeigen von Bild-Attributen<text:bookmark-end text:name="__RefHeading___Toc227_1310478478"/></text:h>
      <text:p text:style-name="P15">Die Attribute, welche in der Hauptansicht angezeigt werden, sollen immer die Attribute des zuletzt ausgewählten Bildes darstellen.</text:p>
      <text:h text:style-name="P23" text:outline-level="2"><text:bookmark-start text:name="__RefHeading___Toc229_1310478478"/><text:span text:style-name="T3">Bearbeiten von Bild-Attributen</text:span> <text:bookmark-end text:name="__RefHeading___Toc229_1310478478"/></text:h>
      <text:p text:style-name="P15">Da es aktuell kein Szenario gibt, in dem es sinnvoll wäre, eines oder mehrere Attribute multipler Bilder zu bearbeiten, soll diese Funktion nur verfügbar sein, wenn lediglich ein Bild ausgewählt wur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Arial" fo:font-family="Arial" style:font-family-generic="swiss" style:font-pitch="variable" officeooo:rsid="001f2781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1" fo:font-family="Arial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style-name="Fett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officeooo:rsid="001f2781" officeooo:paragraph-rsid="001f2781"/>
    </style:style>
    <style:style style:name="MP2" style:family="paragraph" style:parent-style-name="Table_20_Contents">
      <style:paragraph-properties fo:text-align="end" style:justify-single-word="false"/>
      <style:text-properties style:font-name="Arial" fo:language="en" fo:country="GB" officeooo:rsid="001f2781" officeooo:paragraph-rsid="001f2781"/>
    </style:style>
    <style:style style:name="MP3" style:family="paragraph" style:parent-style-name="Footer">
      <style:paragraph-properties fo:text-align="end" style:justify-single-word="false"/>
      <style:text-properties officeooo:rsid="001f2781" officeooo:paragraph-rsid="001f2781"/>
    </style:style>
    <style:style style:name="MP4" style:family="paragraph" style:parent-style-name="Footer">
      <style:paragraph-properties fo:text-align="end" style:justify-single-word="false"/>
      <style:text-properties style:font-name="Arial" officeooo:rsid="001f2781" officeooo:paragraph-rsid="001f2781"/>
    </style:style>
    <style:style style:name="MP5" style:family="paragraph" style:parent-style-name="Header">
      <style:text-properties officeooo:rsid="001f2781" officeooo:paragraph-rsid="001f2781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Bildverwaltung: <text:span text:style-name="MT1">Enhancement</text:span> <text:span text:style-name="MT1">Specification</text:span></text:p>
            </table:table-cell>
            <table:table-cell table:style-name="Tabelle1.A1" office:value-type="string">
              <text:p text:style-name="MP2">Better Selection</text:p>
            </table:table-cell>
          </table:table-row>
        </table:table>
        <text:p text:style-name="Header"/>
      </style:header>
      <style:header-first>
        <text:p text:style-name="Header_20_left"/>
      </style:header-first>
      <style:footer>
        <text:p text:style-name="MP3">Seite <text:page-number text:select-page="current">5</text:page-number><text:s/>von <text:page-count>5</text:page-count></text:p>
      </style:footer>
      <style:footer-first>
        <text:p text:style-name="MP4">Seite <text:page-number text:select-page="current">1</text:page-number><text:s/>von <text:page-count>5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MP5">as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0:50:57.630000000</meta:creation-date>
    <dc:date>2019-03-19T19:35:08.870000000</dc:date>
    <meta:editing-duration>PT9M4S</meta:editing-duration>
    <meta:editing-cycles>4</meta:editing-cycles>
    <meta:generator>LibreOffice/6.0.3.2$Windows_X86_64 LibreOffice_project/8f48d515416608e3a835360314dac7e47fd0b821</meta:generator>
    <meta:document-statistic meta:table-count="1" meta:image-count="0" meta:object-count="0" meta:page-count="5" meta:paragraph-count="62" meta:word-count="697" meta:character-count="5032" meta:non-whitespace-character-count="4409"/>
  </office:meta>
</office:document-meta>
</file>